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  <style:text-properties officeooo:rsid="00185eee" officeooo:paragraph-rsid="00185eee"/>
    </style:style>
    <style:style style:name="P2" style:family="paragraph" style:parent-style-name="Text_20_body">
      <style:paragraph-properties style:writing-mode="lr-tb"/>
      <style:text-properties fo:font-weight="normal" officeooo:rsid="00189d48" officeooo:paragraph-rsid="00189d48" style:font-weight-asian="normal" style:font-weight-complex="normal"/>
    </style:style>
    <style:style style:name="P3" style:family="paragraph" style:parent-style-name="Title">
      <style:text-properties officeooo:rsid="00185eee" officeooo:paragraph-rsid="00185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d4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Zenith 80 Design Document</text:p>
      <text:p text:style-name="P1"><text:span text:style-name="T1">This document should have come </text:span><text:span text:style-name="T2">with an assortment of other files </text:span><text:span text:style-name="T1">– if it didn’t, check </text:span><text:a xlink:type="simple" xlink:href="http://pleasanta.tk/zenith80/" text:style-name="Internet_20_link" text:visited-style-name="Visited_20_Internet_20_Link"><text:span text:style-name="T1">here</text:span></text:a><text:span text:style-name="T1">. </text:span><text:span text:style-name="T2">If you can’t find it, </text:span><text:a xlink:type="simple" xlink:href="mailto:zenith@pleasanta.tk?subject=Design%20Document" text:style-name="Internet_20_link" text:visited-style-name="Visited_20_Internet_20_Link"><text:span text:style-name="T2">send me an email.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52:43.045467525</meta:creation-date>
    <meta:editing-duration>PT23S</meta:editing-duration>
    <meta:editing-cycles>2</meta:editing-cycles>
    <meta:generator>LibreOffice/5.2.7.2$Linux_X86_64 LibreOffice_project/20m0$Build-2</meta:generator>
    <meta:initial-creator>Noam Preil</meta:initial-creator>
    <dc:date>2017-09-05T09:53:02.650357237</dc:date>
    <dc:creator>Noam Preil</dc:creator>
    <meta:document-statistic meta:table-count="0" meta:image-count="0" meta:object-count="0" meta:page-count="1" meta:paragraph-count="2" meta:word-count="29" meta:character-count="157" meta:non-whitespace-character-count="129"/>
  </office:meta>
</office:document-meta>
</file>